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57cm"/>
    </style:style>
    <style:style style:name="co3" style:family="table-column">
      <style:table-column-properties fo:break-before="auto" style:column-width="6.77cm"/>
    </style:style>
    <style:style style:name="co4" style:family="table-column">
      <style:table-column-properties fo:break-before="auto" style:column-width="4.329cm"/>
    </style:style>
    <style:style style:name="co5" style:family="table-column">
      <style:table-column-properties fo:break-before="auto" style:column-width="5.161cm"/>
    </style:style>
    <style:style style:name="co6" style:family="table-column">
      <style:table-column-properties fo:break-before="auto" style:column-width="3.108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0.61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cfe7f5"/>
    </style:style>
    <style:style style:name="ce5" style:family="table-cell" style:parent-style-name="Default">
      <style:table-cell-properties fo:background-color="#00ffff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8" style:family="table-cell" style:parent-style-name="Default">
      <style:text-properties style:font-name="Arimo" style:font-name-asian="Droid Sans Fallback" style:font-name-complex="DejaVu Sans Condense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border="0.002cm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Nouvel IP </text:p>
          </table:table-cell>
          <table:table-cell office:value-type="string">
            <text:p><text:s/>128.3.148.145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28.3.100.208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28.3.147.124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28.3.148.231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28.3.151.44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28.3.161.223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28.3.161.252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28.3.161.32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28.3.161.62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28.3.161.74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28.3.161.76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28.3.161.95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28.3.164.15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28.3.164.191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28.3.18.36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28.3.183.171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28.3.188.58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28.3.19.158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28.3.191.18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28.3.194.179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28.3.194.236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28.3.194.41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28.3.2.214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28.3.204.154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28.3.204.210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28.3.210.21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28.3.211.28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28.3.211.8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28.3.255.149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28.3.255.242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28.3.255.40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28.3.255.45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28.3.36.179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28.3.38.29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28.3.41.74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28.3.42.240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28.3.48.15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28.3.48.71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28.3.63.190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28.3.70.127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28.3.78.234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28.3.78.50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28.55.211.71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28.55.52.190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28.55.97.217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1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10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106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116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123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132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142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146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148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15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181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21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232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251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255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37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48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50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52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91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1.187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2.21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2.220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24.17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25.106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3.25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0.142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0.17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0.234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0.238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0.248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1.12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1.19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1.21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1.219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2.245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2.81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3.128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3.164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3.34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3.40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3.54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3.70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55.83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200.220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219.67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61.187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63.125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85.105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86.14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88.19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89.235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4.187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5.40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40.223.169.234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49.64.13.125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49.64.69.118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50.110.215.65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50.110.215.73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61.143.148.40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67.130.77.65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70.228.197.92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98.129.89.132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98.129.91.144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205.230.220.37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208.235.54.41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208.235.56.37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208.87.31.225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218.131.115.51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224.0.0.13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224.0.1.22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229.55.150.208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33.104.155.145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56.128.106.113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56.56.211.219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56.81.16.38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58.68.205.10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59.52.104.65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59.59.0.42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59.69.193.68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59.69.194.101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60.237.202.203</text:p>
          </table:table-cell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77.47.14.18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column table:style-name="co3" table:default-cell-style-name="ce4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102.152.252.12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117.127.167.54</text:p>
          </table:table-cell>
          <table:table-cell/>
          <table:table-cell office:value-type="string">
            <text:p>reseaux identifiés</text:p>
          </table:table-cell>
          <table:table-cell office:value-type="string">
            <text:p>ux</text:p>
          </table:table-cell>
          <table:table-cell table:number-columns-repeated="2"/>
          <table:table-cell table:style-name="ce9"/>
          <table:table-cell table:number-columns-repeated="10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117.54.20.93</text:p>
          </table:table-cell>
          <table:table-cell table:number-columns-repeated="5"/>
          <table:table-cell table:style-name="ce9"/>
          <table:table-cell table:number-columns-repeated="10"/>
        </table:table-row>
        <table:table-row table:style-name="ro1">
          <table:table-cell office:value-type="string">
            <text:p>Nouvel IP </text:p>
          </table:table-cell>
          <table:table-cell table:style-name="ce1" office:value-type="string">
            <text:p><text:s/>118.141.144.14</text:p>
          </table:table-cell>
          <table:table-cell/>
          <table:table-cell table:style-name="ce7" office:value-type="string">
            <text:p>128.3.0.0/12</text:p>
          </table:table-cell>
          <table:table-cell table:number-columns-repeated="3"/>
          <table:table-cell table:style-name="ce9"/>
          <table:table-cell table:number-columns-repeated="10"/>
        </table:table-row>
        <table:table-row table:style-name="ro1">
          <table:table-cell office:value-type="string">
            <text:p>Nouvel IP </text:p>
          </table:table-cell>
          <table:table-cell table:style-name="ce1" office:value-type="string">
            <text:p><text:s/>118.147.112.156</text:p>
          </table:table-cell>
          <table:table-cell/>
          <table:table-cell table:style-name="ce7" office:value-type="string">
            <text:p>131.243.0.0/12</text:p>
          </table:table-cell>
          <table:table-cell table:number-columns-repeated="3"/>
          <table:table-cell table:style-name="ce9"/>
          <table:table-cell table:number-columns-repeated="10"/>
        </table:table-row>
        <table:table-row table:style-name="ro1">
          <table:table-cell office:value-type="string">
            <text:p>Nouvel IP </text:p>
          </table:table-cell>
          <table:table-cell table:style-name="ce1" office:value-type="string">
            <text:p><text:s/>118.176.235.30</text:p>
          </table:table-cell>
          <table:table-cell table:number-columns-repeated="5"/>
          <table:table-cell table:style-name="ce10"/>
          <table:table-cell/>
          <table:table-cell table:style-name="ce12" office:value-type="string">
            <text:p><text:s/>'ARP'</text:p>
          </table:table-cell>
          <table:table-cell table:style-name="ce12" office:value-type="float" office:value="2068">
            <text:p>2068</text:p>
          </table:table-cell>
          <table:table-cell table:number-columns-repeated="7"/>
        </table:table-row>
        <table:table-row table:style-name="ro1">
          <table:table-cell office:value-type="string">
            <text:p>Nouvel IP </text:p>
          </table:table-cell>
          <table:table-cell table:style-name="ce1" office:value-type="string">
            <text:p><text:s/>118.177.31.37</text:p>
          </table:table-cell>
          <table:table-cell/>
          <table:table-cell table:style-name="ce8" office:value-type="string">
            <text:p>58.247.0.0/12</text:p>
          </table:table-cell>
          <table:table-cell table:number-columns-repeated="3"/>
          <table:table-cell table:style-name="ce10"/>
          <table:table-cell/>
          <table:table-cell table:style-name="ce12" office:value-type="string">
            <text:p><text:s/>'POP3'</text:p>
          </table:table-cell>
          <table:table-cell table:style-name="ce12" office:value-type="float" office:value="999">
            <text:p>999</text:p>
          </table:table-cell>
          <table:table-cell table:number-columns-repeated="7"/>
        </table:table-row>
        <table:table-row table:style-name="ro1">
          <table:table-cell office:value-type="string">
            <text:p>Nouvel IP </text:p>
          </table:table-cell>
          <table:table-cell table:style-name="ce1" office:value-type="string">
            <text:p><text:s/>118.177.31.45</text:p>
          </table:table-cell>
          <table:table-cell/>
          <table:table-cell office:value-type="string">
            <text:p>59.69.0.0/12</text:p>
          </table:table-cell>
          <table:table-cell table:number-columns-repeated="3"/>
          <table:table-cell table:style-name="ce10"/>
          <table:table-cell/>
          <table:table-cell table:style-name="ce12" office:value-type="string">
            <text:p><text:s/>'HTTP'</text:p>
          </table:table-cell>
          <table:table-cell table:style-name="ce12" office:value-type="float" office:value="21263">
            <text:p>21263</text:p>
          </table:table-cell>
          <table:table-cell table:number-columns-repeated="7"/>
        </table:table-row>
        <table:table-row table:style-name="ro1">
          <table:table-cell office:value-type="string">
            <text:p>Nouvel IP </text:p>
          </table:table-cell>
          <table:table-cell table:style-name="ce1" office:value-type="string">
            <text:p><text:s/>118.177.98.17</text:p>
          </table:table-cell>
          <table:table-cell/>
          <table:table-cell office:value-type="string">
            <text:p>128.55.0.0/12</text:p>
          </table:table-cell>
          <table:table-cell table:number-columns-repeated="2"/>
          <table:table-cell office:value-type="string">
            <text:p>Temps de lecture du pcap : </text:p>
          </table:table-cell>
          <table:table-cell table:style-name="ce11" office:value-type="float" office:value="144.613964">
            <text:p>144,61</text:p>
          </table:table-cell>
          <table:table-cell/>
          <table:table-cell table:style-name="ce12" office:value-type="string">
            <text:p><text:s/>'HTTPS'</text:p>
          </table:table-cell>
          <table:table-cell table:style-name="ce12" office:value-type="float" office:value="1644">
            <text:p>1644</text:p>
          </table:table-cell>
          <table:table-cell table:number-columns-repeated="7"/>
        </table:table-row>
        <table:table-row table:style-name="ro1">
          <table:table-cell office:value-type="string">
            <text:p>Nouvel IP </text:p>
          </table:table-cell>
          <table:table-cell table:style-name="ce1" office:value-type="string">
            <text:p><text:s/>118.188.34.125</text:p>
          </table:table-cell>
          <table:table-cell/>
          <table:table-cell office:value-type="string">
            <text:p>204.116.0.0/12</text:p>
          </table:table-cell>
          <table:table-cell table:number-columns-repeated="2"/>
          <table:table-cell office:value-type="string">
            <text:p>Trames generated </text:p>
          </table:table-cell>
          <table:table-cell table:style-name="ce11" office:value-type="float" office:value="12.561992">
            <text:p>12,56</text:p>
          </table:table-cell>
          <table:table-cell/>
          <table:table-cell table:style-name="ce12" office:value-type="string">
            <text:p><text:s/>'KERBEROS'</text:p>
          </table:table-cell>
          <table:table-cell table:style-name="ce12" office:value-type="float" office:value="223">
            <text:p>223</text:p>
          </table:table-cell>
          <table:table-cell table:number-columns-repeated="2"/>
          <table:table-cell office:value-type="string">
            <text:p>Lecture du pcap</text:p>
          </table:table-cell>
          <table:table-cell office:value-type="float" office:value="145">
            <text:p>145</text:p>
          </table:table-cell>
          <table:table-cell/>
          <table:table-cell office:value-type="string">
            <text:p>Lecture du pcap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119.201.217.118</text:p>
          </table:table-cell>
          <table:table-cell table:number-columns-repeated="4"/>
          <table:table-cell office:value-type="string">
            <text:p>Sessions generated </text:p>
          </table:table-cell>
          <table:table-cell table:style-name="ce11" office:value-type="float" office:value="1.553411">
            <text:p>1,55</text:p>
          </table:table-cell>
          <table:table-cell/>
          <table:table-cell table:style-name="ce12" office:value-type="string">
            <text:p><text:s/>'SMTP'</text:p>
          </table:table-cell>
          <table:table-cell table:style-name="ce12" office:value-type="float" office:value="417">
            <text:p>417</text:p>
          </table:table-cell>
          <table:table-cell table:number-columns-repeated="2"/>
          <table:table-cell office:value-type="string">
            <text:p>Parsing pcap</text:p>
          </table:table-cell>
          <table:table-cell table:formula="of:=269-145" office:value-type="float" office:value="124">
            <text:p>124</text:p>
          </table:table-cell>
          <table:table-cell/>
          <table:table-cell office:value-type="string">
            <text:p>Trames generated </text:p>
          </table:table-cell>
          <table:table-cell table:style-name="ce11" office:value-type="float" office:value="12.561992">
            <text:p>12,56</text:p>
          </table:table-cell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00.208</text:p>
          </table:table-cell>
          <table:table-cell table:number-columns-repeated="4"/>
          <table:table-cell office:value-type="string">
            <text:p>Treemap generated </text:p>
          </table:table-cell>
          <table:table-cell table:style-name="ce11" office:value-type="float" office:value="42.145156">
            <text:p>42,15</text:p>
          </table:table-cell>
          <table:table-cell/>
          <table:table-cell table:style-name="ce12" office:value-type="string">
            <text:p><text:s/>'SSH'</text:p>
          </table:table-cell>
          <table:table-cell table:style-name="ce12" office:value-type="float" office:value="41004">
            <text:p>41004</text:p>
          </table:table-cell>
          <table:table-cell table:number-columns-repeated="2"/>
          <table:table-cell office:value-type="string">
            <text:p>Writing to JSON</text:p>
          </table:table-cell>
          <table:table-cell office:value-type="float" office:value="8">
            <text:p>8</text:p>
          </table:table-cell>
          <table:table-cell/>
          <table:table-cell office:value-type="string">
            <text:p>Sessions generated </text:p>
          </table:table-cell>
          <table:table-cell table:style-name="ce11" office:value-type="float" office:value="1.553411">
            <text:p>1,55</text:p>
          </table:table-cell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01.116</text:p>
          </table:table-cell>
          <table:table-cell table:number-columns-repeated="5"/>
          <table:table-cell table:style-name="ce10"/>
          <table:table-cell/>
          <table:table-cell table:style-name="ce12" office:value-type="string">
            <text:p><text:s/>'DNS'</text:p>
          </table:table-cell>
          <table:table-cell table:style-name="ce12" office:value-type="float" office:value="172">
            <text:p>172</text:p>
          </table:table-cell>
          <table:table-cell table:number-columns-repeated="3"/>
          <table:table-cell table:formula="of:=[.O12]+[.O10]+[.O11]" office:value-type="float" office:value="277">
            <text:p>277</text:p>
          </table:table-cell>
          <table:table-cell/>
          <table:table-cell office:value-type="string">
            <text:p>Parsing pcap</text:p>
          </table:table-cell>
          <table:table-cell table:formula="of:=269-145" office:value-type="float" office:value="124">
            <text:p>124</text:p>
          </table:table-cell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08.122</text:p>
          </table:table-cell>
          <table:table-cell table:number-columns-repeated="5"/>
          <table:table-cell table:style-name="ce10"/>
          <table:table-cell/>
          <table:table-cell table:style-name="ce12" office:value-type="string">
            <text:p><text:s/>'SMB'</text:p>
          </table:table-cell>
          <table:table-cell table:style-name="ce12" office:value-type="float" office:value="6727">
            <text:p>6727</text:p>
          </table:table-cell>
          <table:table-cell table:number-columns-repeated="5"/>
          <table:table-cell office:value-type="string">
            <text:p>Writing to JSON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08.75</text:p>
          </table:table-cell>
          <table:table-cell table:number-columns-repeated="4"/>
          <table:table-cell office:value-type="string">
            <text:p>Parsing time :</text:p>
          </table:table-cell>
          <table:table-cell table:style-name="ce11" office:value-type="float" office:value="269.291602">
            <text:p>269,29</text:p>
          </table:table-cell>
          <table:table-cell/>
          <table:table-cell table:style-name="ce12" office:value-type="string">
            <text:p><text:s/>'Autre'</text:p>
          </table:table-cell>
          <table:table-cell table:style-name="ce12" office:value-type="float" office:value="339237">
            <text:p>339237</text:p>
          </table:table-cell>
          <table:table-cell table:number-columns-repeated="7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09.124</text:p>
          </table:table-cell>
          <table:table-cell table:number-columns-repeated="4"/>
          <table:table-cell office:value-type="string">
            <text:p>----------------------</text:p>
          </table:table-cell>
          <table:table-cell table:style-name="ce11"/>
          <table:table-cell/>
          <table:table-cell table:style-name="ce12" office:value-type="string">
            <text:p><text:s/>'total'</text:p>
          </table:table-cell>
          <table:table-cell table:style-name="ce12" office:value-type="float" office:value="413754">
            <text:p>413754</text:p>
          </table:table-cell>
          <table:table-cell table:number-columns-repeated="7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09.3</text:p>
          </table:table-cell>
          <table:table-cell table:number-columns-repeated="4"/>
          <table:table-cell office:value-type="string">
            <text:p>----------------------</text:p>
          </table:table-cell>
          <table:table-cell table:style-name="ce11"/>
          <table:table-cell table:number-columns-repeated="10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09.97</text:p>
          </table:table-cell>
          <table:table-cell table:number-columns-repeated="4"/>
          <table:table-cell office:value-type="string">
            <text:p>Writing time : </text:p>
          </table:table-cell>
          <table:table-cell table:style-name="ce11" office:value-type="float" office:value="8.182606">
            <text:p>8,18</text:p>
          </table:table-cell>
          <table:table-cell table:formula="of:=[.H15]+[.H18]" office:value-type="float" office:value="277.474208">
            <text:p>277,474208</text:p>
          </table:table-cell>
          <table:table-cell table:number-columns-repeated="9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10.107</text:p>
          </table:table-cell>
          <table:table-cell table:number-columns-repeated="4"/>
          <table:table-cell office:value-type="string">
            <text:p>Total time :</text:p>
          </table:table-cell>
          <table:table-cell table:style-name="ce11" office:value-type="float" office:value="277.260775">
            <text:p>277,26</text:p>
          </table:table-cell>
          <table:table-cell table:number-columns-repeated="10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10.19</text:p>
          </table:table-cell>
          <table:table-cell table:number-columns-repeated="5"/>
          <table:table-cell table:style-name="ce10"/>
          <table:table-cell table:number-columns-repeated="10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10.29</text:p>
          </table:table-cell>
          <table:table-cell table:number-columns-repeated="5"/>
          <table:table-cell table:style-name="ce10"/>
          <table:table-cell table:number-columns-repeated="10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11.18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12.17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12.6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47.12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47.13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47.139</text:p>
          </table:table-cell>
          <table:table-cell table:number-columns-repeated="6"/>
          <table:table-cell>
            <draw:frame table:end-cell-address="Feuille2.P49" table:end-x="0.35cm" table:end-y="0.005cm" draw:z-index="0" draw:style-name="gr1" draw:text-style-name="P1" svg:width="16.018cm" svg:height="9.01cm" svg:x="1.316cm" svg:y="0.351cm">
              <draw:object draw:notify-on-update-of-ranges="Feuille2.N10:Feuille2.N12 Feuille2.O10:Feuille2.O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47.15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47.16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47.16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47.17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47.17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47.18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47.18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47.19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47.23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47.3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47.7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47.8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47.9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47.9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48.14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48.14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48.23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51.24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51.4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61.10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61.18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61.19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61.19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61.19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61.22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61.23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61.25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61.3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61.4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61.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61.6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61.7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61.7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61.9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61.9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61.9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61.9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61.9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62.14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64.1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64.19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64.19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64.20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64.22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64.24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64.24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8.14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8.24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8.2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8.3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8.4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8.6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8.7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83.11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83.11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83.17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83.17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83.18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83.19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83.21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83.24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83.6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83.6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83.7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83.7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88.1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88.13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88.17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88.18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88.5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88.9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89.14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89.14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89.17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89.17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89.24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89.2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89.4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89.6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89.7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.12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.15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.17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.17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.19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.21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.3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.4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.4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0.1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0.12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0.13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0.14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0.18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0.19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0.23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0.3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0.7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0.8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0.9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1.1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1.20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1.8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3.15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3.16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3.17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3.19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3.3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3.7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4.10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4.10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4.11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4.11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4.12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4.12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4.14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4.15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4.15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4.15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4.16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4.16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4.16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4.17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4.17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4.17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4.18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4.18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4.19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4.20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4.2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4.22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4.22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4.22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4.23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4.23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4.23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4.23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4.24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4.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4.3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4.4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4.4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4.5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4.6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4.6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4.7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194.8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.16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.20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.21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.6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04.1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04.14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04.15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04.21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04.4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04.6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04.9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08.10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08.11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08.11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08.1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08.18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08.2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08.22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08.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08.4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08.4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08.6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08.7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09.13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09.13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09.14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09.17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09.21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09.21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09.22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09.3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09.4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09.5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09.6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10.10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10.11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10.11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10.11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10.1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10.20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10.2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10.2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10.24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11.11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11.14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11.17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11.17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11.18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11.19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11.19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11.20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11.21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11.23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11.2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11.4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11.5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11.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11.8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12.12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12.14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55.10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55.13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55.14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55.14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55.15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55.1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55.17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55.20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55.21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55.22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55.23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55.24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55.24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55.25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55.4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55.4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55.4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55.4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55.4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255.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36.11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36.17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36.21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36.22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36.22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36.4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36.5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36.8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36.9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37.17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37.20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38.12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38.13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38.15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38.17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38.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38.2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38.23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38.2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38.5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39.12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39.13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39.5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40.12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40.1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40.23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40.2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40.25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40.5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40.6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41.18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41.25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41.3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41.6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41.7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42.10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42.10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42.18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42.21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42.22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42.24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42.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42.5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42.6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43.12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43.15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43.19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43.21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43.21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43.2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48.1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48.24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48.7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63.19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63.23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63.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70.12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70.15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70.20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70.21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70.24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70.24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70.2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70.25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71.10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71.13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71.17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71.17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71.21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71.24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71.8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78.12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78.12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78.17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78.23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78.23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78.23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78.3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78.5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78.6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78.8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96.20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96.23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97.11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97.15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97.20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97.5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98.5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99.10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2" office:value-type="string">
            <text:p><text:s/>128.3.99.4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3" office:value-type="string">
            <text:p><text:s/>128.55.120.19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3" office:value-type="string">
            <text:p><text:s/>128.55.187.4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3" office:value-type="string">
            <text:p><text:s/>128.55.211.7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3" office:value-type="string">
            <text:p><text:s/>128.55.240.2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3" office:value-type="string">
            <text:p><text:s/>128.55.30.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3" office:value-type="string">
            <text:p><text:s/>128.55.52.19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3" office:value-type="string">
            <text:p><text:s/>128.55.56.19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3" office:value-type="string">
            <text:p><text:s/>128.55.92.24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3" office:value-type="string">
            <text:p><text:s/>128.55.97.21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1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10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10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10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10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10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11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12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12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12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12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13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13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13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14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14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14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14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14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14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1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15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15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15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15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16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16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17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17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17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17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18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18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20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20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20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2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21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21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22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22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23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24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24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25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25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25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2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3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3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3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3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4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4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4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5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5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5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5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6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6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7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7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7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7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8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8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9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.9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0.12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0.2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0.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1.18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1.21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2.11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2.14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2.17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2.17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2.2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2.21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2.2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2.5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3.11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3.21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3.22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4.21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4.3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6.12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07.2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2.22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2.5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24.1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24.2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25.10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26.10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26.12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27.13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27.18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27.6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3.2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3.8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.10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.10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.20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0.10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0.10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0.10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0.11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0.1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0.14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0.15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0.15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0.1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0.17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0.19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0.19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0.20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0.21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0.22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0.22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0.23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0.23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0.24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0.24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0.24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0.5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0.6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0.7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0.7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0.8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0.8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0.9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1.10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1.11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1.11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1.11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1.1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1.12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1.12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1.13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1.13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1.14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1.14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1.14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1.18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1.1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1.20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1.2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1.21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1.3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1.5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1.7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1.8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2.12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2.13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2.13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2.13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2.1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2.14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2.15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2.15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2.16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2.16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2.17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2.19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2.19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2.20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2.23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2.24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2.24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2.4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2.4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2.6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2.6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2.8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2.8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3.10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3.10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3.10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3.1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3.11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3.11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3.12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3.12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3.13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3.13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3.14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3.14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3.15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3.16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3.16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3.17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3.19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3.19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3.20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3.21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3.2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3.25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3.2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3.3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3.4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3.4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3.4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3.5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3.6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3.6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3.6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3.7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3.8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3.8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4.10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6.1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6.14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47.18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55.3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55.8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60.21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60.24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60.6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70.10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70.13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70.1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70.1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70.16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70.17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70.18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70.2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70.22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70.22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70.23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70.24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70.3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70.7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70.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170.9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200.11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200.11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200.22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200.23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200.3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201.3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201.7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202.19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202.24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202.4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203.19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203.21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208.1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208.17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208.21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208.5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219.21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219.21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219.25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219.2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219.6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219.9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232.11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232.14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232.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235.15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235.6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26.13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26.18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26.24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26.3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26.6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26.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37.3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40.24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41.10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42.18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42.21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42.23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42.25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43.13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55.25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60.12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60.17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60.4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60.5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60.7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61.17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61.18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61.18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61.19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61.19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61.8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62.15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62.15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62.1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62.18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62.18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62.22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62.25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63.12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63.17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63.19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63.5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84.15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84.15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84.20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84.2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84.5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85.10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85.10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85.15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85.16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85.17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86.1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86.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87.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87.19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87.21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88.16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88.17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88.17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88.1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88.22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88.22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88.3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88.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88.6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89.13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89.16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89.23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89.25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89.8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89.9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0.10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0.10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0.15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0.17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0.17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0.20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1.15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1.1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1.1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1.19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1.20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1.23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1.5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1.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2.11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2.14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2.15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2.17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2.23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2.25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2.25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2.2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2.5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2.5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2.6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2.6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2.8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2.8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2.8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3.14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3.16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3.2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3.20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3.4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3.8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4.15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4.1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4.18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4.24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4.2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4.4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4.7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4.7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4.9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4.9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5.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5.11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5.14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5.14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5.17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5.20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5.21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5.23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5.4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1.243.95.5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2.99.35.21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9.116.174.12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office:value-type="string">
            <text:p><text:s/>139.116.174.7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140.223.169.23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148.165.110.13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148.77.63.23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148.86.15.1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148.86.15.8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149.64.13.12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149.64.69.11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150.110.215.6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150.110.215.7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150.52.105.21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151.66.108.22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154.38.238.25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160.45.43.11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161.143.148.4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167.130.77.6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167.130.77.9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170.228.197.13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170.228.197.9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170.228.213.22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192.168.2.14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192.168.2.18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192.41.221.1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193.116.32.6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193.116.33.14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193.116.33.17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196.137.218.19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196.166.16.2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196.65.236.12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196.65.236.7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196.65.236.7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198.128.26.1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198.129.88.10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198.129.88.25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198.129.89.13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198.129.89.16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198.129.89.5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198.129.91.12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198.129.91.14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198.129.91.15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198.129.91.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199.176.83.25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04.116.100.6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04.116.114.12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04.116.120.24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04.116.121.7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04.116.18.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04.116.22.20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04.116.240.13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04.116.255.24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04.156.179.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04.156.179.7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04.157.194.9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04.215.97.7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5" office:value-type="string">
            <text:p><text:s/>204.52.77.15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5" office:value-type="string">
            <text:p><text:s/>204.52.78.11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5" office:value-type="string">
            <text:p><text:s/>204.52.78.11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5" office:value-type="string">
            <text:p><text:s/>204.52.78.11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5" office:value-type="string">
            <text:p><text:s/>204.52.80.7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5" office:value-type="string">
            <text:p><text:s/>204.52.84.17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5" office:value-type="string">
            <text:p><text:s/>204.52.84.18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5" office:value-type="string">
            <text:p><text:s/>204.52.85.24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5" office:value-type="string">
            <text:p><text:s/>204.52.85.24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05.0.3.10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05.0.3.11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05.0.3.13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05.162.106.24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05.230.220.3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05.93.182.20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06.178.252.11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06.52.21.24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07.226.240.9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07.235.214.25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07.245.43.13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07.245.43.2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07.245.43.4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08.0.11.23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08.0.11.23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08.122.26.12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08.122.26.13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08.122.26.18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08.122.82.20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08.133.77.22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08.14.151.4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08.189.202.6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08.190.195.10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08.226.184.23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08.233.181.12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08.235.54.4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08.235.56.3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08.235.56.3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08.235.58.12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08.235.59.21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08.29.20.16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08.87.31.22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09.13.255.11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10.98.48.6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10.99.159.3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12.112.2.24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15.46.115.24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15.65.82.4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17.133.125.21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18.131.115.3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18.131.115.4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18.131.115.5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18.131.115.5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18.165.248.20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18.201.93.3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18.209.1.21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19.11.207.23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19.237.80.17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20.139.108.10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20.195.34.14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20.195.34.3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21.205.207.3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24.0.0.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24.0.0.1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24.0.0.2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24.0.0.25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24.0.1.2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24.0.1.3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24.0.1.6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29.55.150.20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35.80.68.8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39.255.255.25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255.255.255.25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33.104.155.14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56.128.106.11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56.152.23.23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56.23.184.8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56.23.191.10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56.23.191.6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56.56.211.21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56.7.90.22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56.81.16.3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56.81.16.7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56.81.18.8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56.81.30.9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56.81.31.15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56.82.140.9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6" office:value-type="string">
            <text:p><text:s/>58.247.142.11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6" office:value-type="string">
            <text:p><text:s/>58.247.152.15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6" office:value-type="string">
            <text:p><text:s/>58.247.192.13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6" office:value-type="string">
            <text:p><text:s/>58.247.192.13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6" office:value-type="string">
            <text:p><text:s/>58.247.192.14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6" office:value-type="string">
            <text:p><text:s/>58.247.198.19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6" office:value-type="string">
            <text:p><text:s/>58.247.198.24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6" office:value-type="string">
            <text:p><text:s/>58.247.198.25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6" office:value-type="string">
            <text:p><text:s/>58.247.242.22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6" office:value-type="string">
            <text:p><text:s/>58.247.249.6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6" office:value-type="string">
            <text:p><text:s/>58.247.255.11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6" office:value-type="string">
            <text:p><text:s/>58.247.255.7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ce6" office:value-type="string">
            <text:p><text:s/>58.247.255.8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58.250.114.11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58.68.205.1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58.68.205.2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58.81.33.23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59.120.79.20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59.120.79.2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59.151.62.5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59.188.177.2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59.220.242.3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59.223.0.19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59.223.4.13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59.223.4.39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59.223.55.2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59.45.118.13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59.52.104.6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59.59.0.4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59.69.193.6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59.69.194.10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59.69.237.3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59.69.237.4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59.69.238.1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59.69.248.255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59.69.252.250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59.77.112.11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60.214.196.5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60.214.225.3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60.237.202.203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60.244.179.242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60.244.242.246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69.151.132.131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77.146.74.74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77.47.14.18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77.79.123.207</text:p>
          </table:table-cell>
          <table:table-cell table:number-columns-repeated="16"/>
        </table:table-row>
        <table:table-row table:style-name="ro1">
          <table:table-cell office:value-type="string">
            <text:p>Nouvel IP </text:p>
          </table:table-cell>
          <table:table-cell table:style-name="Default" office:value-type="string">
            <text:p><text:s/>87.221.134.185</text:p>
          </table:table-cell>
          <table:table-cell table:number-columns-repeated="16"/>
        </table:table-row>
        <table:table-row table:style-name="ro1">
          <table:table-cell/>
          <table:table-cell table:style-name="Default" office:value-type="string">
            <text:p>{'ARP'</text:p>
          </table:table-cell>
          <table:table-cell table:number-columns-repeated="16"/>
        </table:table-row>
        <table:table-row table:style-name="ro1">
          <table:table-cell office:value-type="string">
            <text:p>Ajout d'un nouveau protocol (Autre) a 131.243.10.10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SMB) a 131.243.10.142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SMB) a 131.243.10.251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SMB) a 131.243.140.156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KERBEROS) a 131.243.10.10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KERBEROS) a 131.243.140.156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KERBEROS) a 131.243.10.142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DNS) a 131.243.10.203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Autre) a 131.243.10.203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Autre) a 128.3.164.249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Autre) a 128.3.164.248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Autre) a 128.3.97.204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Autre) a 128.3.211.174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Autre) a 128.3.161.74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HTTP) a 131.243.10.106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Autre) a 131.243.10.91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Autre) a 128.3.161.197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SMB) a 131.243.61.190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SMB) a 131.243.10.189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SMB) a 128.3.161.96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HTTP) a 131.243.10.26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HTTPS) a 131.243.10.26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SMB) a 131.243.10.55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SMB) a 131.243.26.9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HTTP) a 131.243.10.142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SMB) a 131.243.10.70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DNS) a 131.243.10.55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DNS) a 128.3.99.102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SMB) a 128.3.161.197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SMB) a 131.243.10.177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Autre) a 131.243.160.216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SMB) a 131.243.10.246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DNS) a 131.243.10.41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SMB) a 131.243.10.26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SMB) a 128.3.161.98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HTTP) a 128.3.161.98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HTTP) a 131.243.10.251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HTTP) a 131.243.10.55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SMB) a 131.243.10.172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SMTP) a 131.243.10.55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SMB) a 131.243.10.166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HTTP) a 131.243.10.253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Autre) a 131.243.10.253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Autre) a 215.46.115.245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HTTP) a 131.243.10.132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HTTPS) a 131.243.10.132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Autre) a 131.243.10.153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Autre) a 128.3.2.67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SMB) a 131.243.10.106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SMB) a 131.243.10.159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SSH) a 131.243.10.143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HTTP) a 131.243.10.37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SMB) a 131.243.10.10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DNS) a 131.243.10.86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Autre) a 59.45.118.136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HTTP) a 131.243.10.91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Autre) a 220.195.34.140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Autre) a 220.195.34.38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HTTP) a 131.243.10.174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HTTP) a 131.243.10.172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HTTP) a 131.243.10.70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HTTPS) a 131.243.10.172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HTTP) a 131.243.10.108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HTTP) a 128.3.209.130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HTTPS) a 131.243.10.91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SMB) a 131.243.26.248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SMB) a 128.3.211.230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SMB) a 128.3.193.37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SMTP) a 131.243.10.106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POP3) a 131.243.10.86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SMB) a 128.3.161.193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HTTP) a 131.243.10.159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HTTP) a 128.3.161.193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DNS) a 131.243.10.91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HTTP) a 131.243.10.36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SMB) a 128.3.208.116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SMB) a 128.3.211.52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Autre) a 131.243.10.50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Autre) a 128.55.97.217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HTTPS) a 131.243.10.159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SMB) a 131.243.10.73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SMB) a 131.243.63.125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HTTP) a 131.243.10.73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HTTPS) a 131.243.10.73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HTTPS) a 204.116.18.5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HTTPS) a 131.243.10.55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HTTPS) a 131.243.160.249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DNS) a 131.243.10.102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Autre) a 131.243.10.102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SMTP) a 131.243.10.91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Autre) a 128.3.209.179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DNS) a 131.243.10.148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SMB) a 128.3.188.91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HTTP) a 131.243.10.64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HTTP) a 131.243.86.9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Autre) a 131.243.10.154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SSH) a 131.243.10.123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SMTP) a 131.243.10.73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HTTP) a 131.243.10.104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SMB) a 131.243.60.45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HTTP) a 128.3.209.218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HTTP) a 131.243.10.217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SMB) a 131.243.202.194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HTTP) a 131.243.10.86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Autre) a 204.157.194.93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SSH) a 131.243.10.168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HTTP) a 131.243.10.243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HTTP) a 131.243.10.145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KERBEROS) a 131.243.10.177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HTTP) a 131.243.10.127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SMTP) a 131.243.10.86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SMTP) a 208.29.20.162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SSH) a 131.243.10.116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SMB) a 128.3.204.210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SMB) a 128.3.210.116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Ajout d'un nouveau protocol (HTTPS) a 131.243.10.108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Trames generated in 12.574579 seconds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Sessions generated in 1.624052 seconds</text:p>
          </table:table-cell>
          <table:table-cell table:style-name="Default"/>
          <table:table-cell office:value-type="string">
            <text:p><text:s/>2068, 'POP3'</text:p>
          </table:table-cell>
          <table:table-cell office:value-type="string">
            <text:p><text:s/>999, 'HTTP'</text:p>
          </table:table-cell>
          <table:table-cell office:value-type="string">
            <text:p><text:s/>21263, 'HTTPS'</text:p>
          </table:table-cell>
          <table:table-cell office:value-type="string">
            <text:p><text:s/>1644, 'KERBEROS'</text:p>
          </table:table-cell>
          <table:table-cell office:value-type="string">
            <text:p><text:s/>223, 'SMTP'</text:p>
          </table:table-cell>
          <table:table-cell office:value-type="string">
            <text:p><text:s/>417, 'Autre'</text:p>
          </table:table-cell>
          <table:table-cell office:value-type="string">
            <text:p><text:s/>339237, 'SSH'</text:p>
          </table:table-cell>
          <table:table-cell office:value-type="string">
            <text:p><text:s/>41004, 'DNS'</text:p>
          </table:table-cell>
          <table:table-cell office:value-type="string">
            <text:p><text:s/>172, 'total'</text:p>
          </table:table-cell>
          <table:table-cell office:value-type="string">
            <text:p><text:s/>413754, 'SMB'</text:p>
          </table:table-cell>
          <table:table-cell office:value-type="string">
            <text:p><text:s/>6727}</text:p>
          </table:table-cell>
          <table:table-cell table:number-columns-repeated="5"/>
        </table:table-row>
        <table:table-row table:style-name="ro1">
          <table:table-cell office:value-type="string">
            <text:p>Treemap generated 42.37791 seconds</text:p>
          </table:table-cell>
          <table:table-cell table:style-name="Default"/>
          <table:table-cell table:number-columns-repeated="16"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Feuille2.A1:Feuille2.B104857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fr" fo:country="FR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5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3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26/01/2016</text:date>, <text:time>11:27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bault Lengagne</meta:initial-creator>
    <meta:creation-date>2016-01-25T10:52:43</meta:creation-date>
    <dc:date>2016-01-26T11:27:51</dc:date>
    <dc:creator>Thibault Lengagne</dc:creator>
    <meta:editing-duration>PT25M8S</meta:editing-duration>
    <meta:editing-cycles>3</meta:editing-cycles>
    <meta:generator>OpenOffice/4.1.2$Unix OpenOffice.org_project/412m3$Build-9782</meta:generator>
    <meta:document-statistic meta:table-count="3" meta:cell-count="23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9cm" svg:height="9.011cm" xlink:href=".." xlink:type="simple" chart:class="chart:circle" chart:style-name="ch1">
        <chart:legend chart:legend-position="end" svg:x="12.777cm" svg:y="3.708cm" style:legend-expansion="high" chart:style-name="ch2"/>
        <chart:plot-area chart:style-name="ch3" table:cell-range-address="Feuille2.N10:Feuille2.O12" chart:data-source-has-labels="column" svg:x="0.32cm" svg:y="0.675cm" svg:width="12.137cm" svg:height="8.156cm">
          <chartooo:coordinate-region svg:x="2.58cm" svg:y="1.217cm" svg:width="7.614cm" svg:height="7.614cm"/>
          <chart:axis chart:dimension="x" chart:name="primary-x" chart:style-name="ch4" chartooo:axis-type="auto">
            <chartooo:date-scale/>
            <chart:categories table:cell-range-address="Feuille2.N10:Feuille2.N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2.O10:Feuille2.O12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O</text:p>
              </table:table-cell>
            </table:table-row>
          </table:table-header-rows>
          <table:table-rows>
            <table:table-row>
              <table:table-cell office:value-type="string">
                <text:p>Lecture du pcap</text:p>
                <draw:g>
                  <svg:desc>Feuille2.N10:Feuille2.N12</svg:desc>
                </draw:g>
              </table:table-cell>
              <table:table-cell office:value-type="float" office:value="145">
                <text:p>145</text:p>
                <draw:g>
                  <svg:desc>Feuille2.O10:Feuille2.O12</svg:desc>
                </draw:g>
              </table:table-cell>
            </table:table-row>
            <table:table-row>
              <table:table-cell office:value-type="string">
                <text:p>Parsing pcap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Writing to JSON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